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inherit" fo:font-size="18pt" fo:letter-spacing="normal" fo:font-weight="bold" officeooo:rsid="001ac56d" officeooo:paragraph-rsid="001ac56d" style:font-size-asian="12.25pt" style:font-size-complex="14pt" loext:padding="0in" loext:border="none"/>
    </style:style>
    <style:style style:name="P2" style:family="paragraph" style:parent-style-name="Heading_20_2">
      <style:paragraph-properties fo:margin-left="0in" fo:margin-right="0in" fo:margin-top="0in" fo:margin-bottom="0.1043in" loext:contextual-spacing="false" style:line-height-at-least="0.2083in" fo:text-indent="0in" style:auto-text-indent="false" fo:padding="0in" fo:border="none"/>
      <style:text-properties style:font-name="inherit" fo:font-size="12pt" fo:letter-spacing="normal"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1c91de" officeooo:paragraph-rsid="001c91d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245b65" officeooo:paragraph-rsid="00245b65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inherit" fo:font-size="15pt" fo:letter-spacing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444444" style:font-name="inherit" fo:font-size="12.7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444444" style:font-name="inherit" fo:font-size="12.75pt" fo:letter-spacing="normal" fo:font-style="normal" fo:font-weight="normal" officeooo:rsid="001bd676" officeooo:paragraph-rsid="001bd676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ffffff" style:font-name="inherit" fo:font-size="12.75pt" fo:letter-spacing="normal" fo:font-style="normal" fo:font-weight="normal" officeooo:rsid="001bd676" officeooo:paragraph-rsid="001bd676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bd676" officeooo:paragraph-rsid="001bd676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245b65" officeooo:paragraph-rsid="00245b65"/>
    </style:style>
    <style:style style:name="P12" style:family="paragraph" style:parent-style-name="Heading_20_3">
      <style:text-properties fo:font-variant="normal" fo:text-transform="none" fo:color="#444444" style:font-name="Liberation Serif1" fo:font-size="12pt" fo:letter-spacing="normal" fo:font-style="normal" fo:font-weight="bold" officeooo:rsid="0016e4d0" officeooo:paragraph-rsid="0016e4d0" style:font-size-asian="12.25pt" style:font-size-complex="14pt" loext:padding="0in" loext:border="none"/>
    </style:style>
    <style:style style:name="P13" style:family="paragraph" style:parent-style-name="Heading_20_3">
      <style:text-properties fo:font-variant="normal" fo:text-transform="none" fo:color="#444444" style:font-name="Liberation Serif1" fo:font-size="12pt" fo:letter-spacing="normal" fo:font-style="normal" fo:font-weight="bold" officeooo:rsid="0016e4d0" officeooo:paragraph-rsid="001f434b" style:font-size-asian="12.25pt" style:font-size-complex="14pt" loext:padding="0in" loext:border="none"/>
    </style:style>
    <style:style style:name="P14" style:family="paragraph" style:parent-style-name="Heading_20_3">
      <style:text-properties fo:font-variant="normal" fo:text-transform="none" fo:color="#444444" style:font-name="Liberation Serif1" fo:font-size="12pt" fo:letter-spacing="normal" fo:font-style="normal" fo:font-weight="bold" officeooo:rsid="001ac56d" officeooo:paragraph-rsid="001ac56d" style:font-size-asian="12.25pt" style:font-size-complex="14pt" loext:padding="0in" loext:border="none"/>
    </style:style>
    <style:style style:name="P15" style:family="paragraph" style:parent-style-name="Heading_20_3">
      <style:text-properties fo:font-variant="normal" fo:text-transform="none" fo:color="#444444" style:font-name="Liberation Serif1" fo:font-size="12pt" fo:letter-spacing="normal" fo:font-style="normal" fo:font-weight="normal" officeooo:rsid="00245b65" officeooo:paragraph-rsid="00245b65" style:font-size-asian="12.25pt" style:font-weight-asian="normal" style:font-size-complex="14pt" style:font-weight-complex="normal" loext:padding="0in" loext:border="none"/>
    </style:style>
    <style:style style:name="P16" style:family="paragraph" style:parent-style-name="Heading_20_3">
      <style:text-properties fo:font-variant="normal" fo:text-transform="none" fo:color="#444444" style:font-name="Liberation Serif1" fo:font-size="15pt" fo:letter-spacing="normal" fo:font-style="normal" fo:font-weight="bold" officeooo:rsid="0016e4d0" officeooo:paragraph-rsid="0016e4d0" style:font-size-asian="12.25pt" style:font-size-complex="14pt" loext:padding="0in" loext:border="none"/>
    </style:style>
    <style:style style:name="P17" style:family="paragraph" style:parent-style-name="Heading_20_3">
      <style:text-properties fo:font-variant="normal" fo:text-transform="none" fo:color="#444444" style:font-name="Liberation Serif1" fo:font-size="15pt" fo:letter-spacing="normal" fo:font-style="normal" fo:font-weight="bold" officeooo:rsid="00191353" officeooo:paragraph-rsid="00191353" style:font-size-asian="12.25pt" style:font-size-complex="14pt" loext:padding="0in" loext:border="none"/>
    </style:style>
    <style:style style:name="P18" style:family="paragraph" style:parent-style-name="Heading_20_3">
      <style:text-properties style:font-name="Liberation Serif1" fo:font-size="14pt" officeooo:rsid="001ac56d" officeooo:paragraph-rsid="0016e4d0" style:font-size-asian="12.25pt" style:font-size-complex="14pt"/>
    </style:style>
    <style:style style:name="P19" style:family="paragraph" style:parent-style-name="Heading_20_3">
      <style:text-properties officeooo:paragraph-rsid="0017fa1c"/>
    </style:style>
    <style:style style:name="P20" style:family="paragraph" style:parent-style-name="Standard">
      <style:text-properties style:font-name="Liberation Serif1" fo:font-size="14pt" officeooo:rsid="001ac56d" officeooo:paragraph-rsid="001ac56d" style:font-size-asian="12.25pt" style:font-size-complex="14pt"/>
    </style:style>
    <style:style style:name="P21" style:family="paragraph" style:parent-style-name="Standard">
      <style:text-properties style:font-name="Liberation Serif1" fo:font-size="14pt" officeooo:rsid="001bbd7d" officeooo:paragraph-rsid="001bbd7d" style:font-size-asian="12.25pt" style:font-size-complex="14pt"/>
    </style:style>
    <style:style style:name="P22" style:family="paragraph" style:parent-style-name="Standard">
      <style:text-properties style:font-name="Liberation Serif1" fo:font-size="14pt" officeooo:rsid="001c4222" officeooo:paragraph-rsid="001c4222" style:font-size-asian="12.25pt" style:font-size-complex="14pt"/>
    </style:style>
    <style:style style:name="P23" style:family="paragraph" style:parent-style-name="Standard">
      <style:text-properties style:font-name="Liberation Serif1" fo:font-size="14pt" officeooo:rsid="0017fa1c" officeooo:paragraph-rsid="0017fa1c" style:font-size-asian="12.25pt" style:font-size-complex="14pt"/>
    </style:style>
    <style:style style:name="P24" style:family="paragraph" style:parent-style-name="Standard">
      <style:text-properties style:font-name="Liberation Serif1" fo:font-size="14pt" officeooo:rsid="00191353" officeooo:paragraph-rsid="00191353" style:font-size-asian="12.25pt" style:font-size-complex="14pt"/>
    </style:style>
    <style:style style:name="P25" style:family="paragraph" style:parent-style-name="Standard">
      <style:text-properties style:font-name="Liberation Serif1" fo:font-size="14pt" fo:font-weight="bold" officeooo:rsid="00245b65" officeooo:paragraph-rsid="00245b65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Liberation Serif1" fo:font-size="16pt" fo:font-weight="bold" officeooo:rsid="0016e4d0" officeooo:paragraph-rsid="0016e4d0" style:font-size-asian="16pt" style:font-weight-asian="bold" style:font-size-complex="16pt" style:font-weight-complex="bold"/>
    </style:style>
    <style:style style:name="P27" style:family="paragraph" style:parent-style-name="Text_20_body">
      <style:text-properties fo:font-variant="normal" fo:text-transform="none" fo:color="#444444" style:font-name="Liberation Serif1" fo:font-size="12pt" fo:letter-spacing="normal" fo:font-style="normal" fo:font-weight="normal" officeooo:rsid="00245b65" officeooo:paragraph-rsid="00245b65" style:font-size-asian="12.25pt" style:font-weight-asian="normal" style:font-size-complex="14pt" style:font-weight-complex="normal" loext:padding="0in" loext:border="none"/>
    </style:style>
    <style:style style:name="P28" style:family="paragraph" style:parent-style-name="Text_20_body">
      <style:text-properties fo:font-variant="normal" fo:text-transform="none" fo:color="#444444" style:font-name="Liberation Serif1" fo:font-size="12pt" fo:letter-spacing="normal" fo:font-style="normal" fo:font-weight="bold" officeooo:rsid="001ac56d" officeooo:paragraph-rsid="001ac56d" style:font-size-asian="12.25pt" style:font-size-complex="14pt" loext:padding="0in" loext:border="none"/>
    </style:style>
    <style:style style:name="P29" style:family="paragraph" style:parent-style-name="Text_20_body">
      <style:text-properties fo:font-variant="normal" fo:text-transform="none" fo:color="#444444" style:font-name="Liberation Serif1" fo:font-size="12pt" fo:letter-spacing="normal" fo:font-style="normal" fo:font-weight="bold" officeooo:rsid="0017fa1c" officeooo:paragraph-rsid="0017fa1c" style:font-size-asian="12.25pt" style:font-size-complex="14pt" loext:padding="0in" loext:border="none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1ac56d" officeooo:paragraph-rsid="001ac56d"/>
    </style:style>
    <style:style style:name="P31" style:family="paragraph" style:parent-style-name="Text_20_body">
      <style:paragraph-properties fo:margin-left="0in" fo:margin-right="0in" fo:margin-top="0in" fo:margin-bottom="0in" loext:contextual-spacing="false" style:line-height-at-least="0.2083in" fo:text-indent="0in" style:auto-text-indent="false" fo:padding="0in" fo:border="none"/>
      <style:text-properties style:font-name="inherit" fo:font-size="12pt" fo:letter-spacing="normal" loext:padding="0in" loext:border="none"/>
    </style:style>
    <style:style style:name="P32" style:family="paragraph" style:parent-style-name="Heading_20_3">
      <style:text-properties fo:font-variant="normal" fo:text-transform="none" fo:color="#444444" style:font-name="Liberation Serif1" fo:font-size="14pt" fo:letter-spacing="normal" fo:font-style="normal" fo:font-weight="bold" officeooo:rsid="001ac56d" officeooo:paragraph-rsid="001f434b" style:font-size-asian="12.25pt" style:font-size-complex="14pt" loext:padding="0in" loext:border="non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1a413"/>
    </style:style>
    <style:style style:name="T3" style:family="text">
      <style:text-properties fo:color="#6cc24a" fo:font-size="24pt"/>
    </style:style>
    <style:style style:name="T4" style:family="text">
      <style:text-properties fo:font-size="14pt" officeooo:rsid="0021a413"/>
    </style:style>
    <style:style style:name="T5" style:family="text">
      <style:text-properties officeooo:rsid="0021a413"/>
    </style:style>
    <style:style style:name="T6" style:family="text">
      <style:text-properties fo:font-variant="normal" fo:text-transform="none" fo:color="#444444" style:font-name="Liberation Serif1" fo:font-size="12pt" fo:letter-spacing="normal" fo:font-style="normal" fo:font-weight="bold" officeooo:rsid="0021a413" style:font-size-asian="12.25pt" style:font-size-complex="14pt" loext:padding="0in" loext:border="none"/>
    </style:style>
    <style:style style:name="T7" style:family="text">
      <style:text-properties fo:font-variant="normal" fo:text-transform="none" fo:color="#444444" style:font-name="Liberation Serif1" fo:font-size="12pt" fo:letter-spacing="normal" fo:font-style="normal" fo:font-weight="bold" officeooo:rsid="0017fa1c" style:font-size-asian="12.25pt" style:font-size-complex="14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0" text:anchor-type="page" text:anchor-page-number="1" svg:x="0in" svg:y="0in" svg:width="6.0311in" draw:z-index="39">
        <draw:text-box fo:min-height="0.4689in">
          <text:p text:style-name="Text_20_body"/>
        </draw:text-box>
      </draw:frame>
      <draw:frame draw:style-name="fr1" draw:name="Frame39" text:anchor-type="page" text:anchor-page-number="1" svg:x="0in" svg:y="0in" svg:width="6.0311in" draw:z-index="38">
        <draw:text-box fo:min-height="0.4689in">
          <text:p text:style-name="Text_20_body"/>
        </draw:text-box>
      </draw:frame>
      <draw:frame draw:style-name="fr1" draw:name="Frame38" text:anchor-type="page" text:anchor-page-number="1" svg:x="0in" svg:y="0in" svg:width="6.0311in" draw:z-index="37">
        <draw:text-box fo:min-height="0.4689in">
          <text:p text:style-name="Text_20_body"/>
        </draw:text-box>
      </draw:frame>
      <draw:frame draw:style-name="fr1" draw:name="Frame37" text:anchor-type="page" text:anchor-page-number="1" svg:x="0in" svg:y="0in" svg:width="6.0311in" draw:z-index="36">
        <draw:text-box fo:min-height="0.4689in">
          <text:p text:style-name="Text_20_body"/>
        </draw:text-box>
      </draw:frame>
      <draw:frame draw:style-name="fr1" draw:name="Frame36" text:anchor-type="page" text:anchor-page-number="1" svg:x="0in" svg:y="0in" svg:width="6.0311in" draw:z-index="35">
        <draw:text-box fo:min-height="0.4689in">
          <text:p text:style-name="Text_20_body"/>
        </draw:text-box>
      </draw:frame>
      <draw:frame draw:style-name="fr1" draw:name="Frame35" text:anchor-type="page" text:anchor-page-number="1" svg:x="0in" svg:y="0in" svg:width="6.0311in" draw:z-index="34">
        <draw:text-box fo:min-height="0.4689in">
          <text:p text:style-name="Text_20_body"/>
        </draw:text-box>
      </draw:frame>
      <draw:frame draw:style-name="fr1" draw:name="Frame34" text:anchor-type="page" text:anchor-page-number="1" svg:x="0in" svg:y="0in" svg:width="6.0311in" draw:z-index="33">
        <draw:text-box fo:min-height="0.4689in">
          <text:p text:style-name="Text_20_body"/>
        </draw:text-box>
      </draw:frame>
      <draw:frame draw:style-name="fr1" draw:name="Frame33" text:anchor-type="page" text:anchor-page-number="1" svg:x="0in" svg:y="0in" svg:width="6.0311in" draw:z-index="32">
        <draw:text-box fo:min-height="0.4689in">
          <text:p text:style-name="Text_20_body"/>
        </draw:text-box>
      </draw:frame>
      <draw:frame draw:style-name="fr1" draw:name="Frame32" text:anchor-type="page" text:anchor-page-number="1" svg:x="0in" svg:y="0in" svg:width="6.0311in" draw:z-index="31">
        <draw:text-box fo:min-height="0.4689in">
          <text:p text:style-name="Text_20_body"/>
        </draw:text-box>
      </draw:frame>
      <draw:frame draw:style-name="fr1" draw:name="Frame31" text:anchor-type="page" text:anchor-page-number="1" svg:x="0in" svg:y="0in" svg:width="6.0311in" draw:z-index="30">
        <draw:text-box fo:min-height="0.4689in">
          <text:p text:style-name="Text_20_body"/>
        </draw:text-box>
      </draw:frame>
      <draw:frame draw:style-name="fr1" draw:name="Frame30" text:anchor-type="page" text:anchor-page-number="1" svg:x="0in" svg:y="0in" svg:width="6.0311in" draw:z-index="29">
        <draw:text-box fo:min-height="0.4689in">
          <text:p text:style-name="Text_20_body"/>
        </draw:text-box>
      </draw:frame>
      <draw:frame draw:style-name="fr1" draw:name="Frame29" text:anchor-type="page" text:anchor-page-number="1" svg:x="0in" svg:y="0in" svg:width="6.0311in" draw:z-index="28">
        <draw:text-box fo:min-height="0.4689in">
          <text:p text:style-name="Text_20_body"/>
        </draw:text-box>
      </draw:frame>
      <draw:frame draw:style-name="fr1" draw:name="Frame28" text:anchor-type="page" text:anchor-page-number="1" svg:x="0in" svg:y="0in" svg:width="6.0311in" draw:z-index="27">
        <draw:text-box fo:min-height="0.4689in">
          <text:p text:style-name="Text_20_body"/>
        </draw:text-box>
      </draw:frame>
      <draw:frame draw:style-name="fr1" draw:name="Frame27" text:anchor-type="page" text:anchor-page-number="1" svg:x="0in" svg:y="0in" svg:width="6.0311in" draw:z-index="26">
        <draw:text-box fo:min-height="0.4689in">
          <text:p text:style-name="Text_20_body"/>
        </draw:text-box>
      </draw:frame>
      <draw:frame draw:style-name="fr1" draw:name="Frame26" text:anchor-type="page" text:anchor-page-number="1" svg:x="0in" svg:y="0in" svg:width="6.0311in" draw:z-index="25">
        <draw:text-box fo:min-height="0.4689in">
          <text:p text:style-name="Text_20_body"/>
        </draw:text-box>
      </draw:frame>
      <draw:frame draw:style-name="fr1" draw:name="Frame25" text:anchor-type="page" text:anchor-page-number="1" svg:x="0in" svg:y="0in" svg:width="6.0311in" draw:z-index="24">
        <draw:text-box fo:min-height="0.4689in">
          <text:p text:style-name="Text_20_body"/>
        </draw:text-box>
      </draw:frame>
      <draw:frame draw:style-name="fr1" draw:name="Frame24" text:anchor-type="page" text:anchor-page-number="1" svg:x="0in" svg:y="0in" svg:width="6.0311in" draw:z-index="23">
        <draw:text-box fo:min-height="0.4689in">
          <text:p text:style-name="Text_20_body"/>
        </draw:text-box>
      </draw:frame>
      <draw:frame draw:style-name="fr1" draw:name="Frame23" text:anchor-type="page" text:anchor-page-number="1" svg:x="0in" svg:y="0in" svg:width="6.0311in" draw:z-index="22">
        <draw:text-box fo:min-height="0.4689in">
          <text:p text:style-name="Text_20_body"/>
        </draw:text-box>
      </draw:frame>
      <draw:frame draw:style-name="fr1" draw:name="Frame22" text:anchor-type="page" text:anchor-page-number="1" svg:x="0in" svg:y="0in" svg:width="6.0311in" draw:z-index="21">
        <draw:text-box fo:min-height="0.4689in">
          <text:p text:style-name="Text_20_body"/>
        </draw:text-box>
      </draw:frame>
      <draw:frame draw:style-name="fr1" draw:name="Frame21" text:anchor-type="page" text:anchor-page-number="1" svg:x="0in" svg:y="0in" svg:width="6.0311in" draw:z-index="20">
        <draw:text-box fo:min-height="0.4689in">
          <text:p text:style-name="Text_20_body"/>
        </draw:text-box>
      </draw:frame>
      <draw:frame draw:style-name="fr1" draw:name="Frame20" text:anchor-type="page" text:anchor-page-number="1" svg:x="0in" svg:y="0in" svg:width="6.0311in" draw:z-index="19">
        <draw:text-box fo:min-height="0.4689in">
          <text:p text:style-name="Text_20_body"/>
        </draw:text-box>
      </draw:frame>
      <draw:frame draw:style-name="fr1" draw:name="Frame19" text:anchor-type="page" text:anchor-page-number="1" svg:x="0in" svg:y="0in" svg:width="6.0311in" draw:z-index="18">
        <draw:text-box fo:min-height="0.4689in">
          <text:p text:style-name="Text_20_body"/>
        </draw:text-box>
      </draw:frame>
      <draw:frame draw:style-name="fr1" draw:name="Frame18" text:anchor-type="page" text:anchor-page-number="1" svg:x="0in" svg:y="0in" svg:width="6.0311in" draw:z-index="17">
        <draw:text-box fo:min-height="0.4689in">
          <text:p text:style-name="Text_20_body"/>
        </draw:text-box>
      </draw:frame>
      <draw:frame draw:style-name="fr1" draw:name="Frame17" text:anchor-type="page" text:anchor-page-number="1" svg:x="0in" svg:y="0in" svg:width="6.0311in" draw:z-index="16">
        <draw:text-box fo:min-height="0.4689in">
          <text:p text:style-name="Text_20_body"/>
        </draw:text-box>
      </draw:frame>
      <draw:frame draw:style-name="fr1" draw:name="Frame16" text:anchor-type="page" text:anchor-page-number="1" svg:x="0in" svg:y="0in" svg:width="6.0311in" draw:z-index="15">
        <draw:text-box fo:min-height="0.4689in">
          <text:p text:style-name="Text_20_body"/>
        </draw:text-box>
      </draw:frame>
      <draw:frame draw:style-name="fr1" draw:name="Frame15" text:anchor-type="page" text:anchor-page-number="1" svg:x="0in" svg:y="0in" svg:width="6.0311in" draw:z-index="14">
        <draw:text-box fo:min-height="0.4689in">
          <text:p text:style-name="Text_20_body"/>
        </draw:text-box>
      </draw:frame>
      <draw:frame draw:style-name="fr1" draw:name="Frame14" text:anchor-type="page" text:anchor-page-number="1" svg:x="0in" svg:y="0in" svg:width="6.0311in" draw:z-index="13">
        <draw:text-box fo:min-height="0.4689in">
          <text:p text:style-name="Text_20_body"/>
        </draw:text-box>
      </draw:frame>
      <draw:frame draw:style-name="fr1" draw:name="Frame13" text:anchor-type="page" text:anchor-page-number="1" svg:x="0in" svg:y="0in" svg:width="6.0311in" draw:z-index="12">
        <draw:text-box fo:min-height="0.4689in">
          <text:p text:style-name="Text_20_body"/>
        </draw:text-box>
      </draw:frame>
      <draw:frame draw:style-name="fr1" draw:name="Frame12" text:anchor-type="page" text:anchor-page-number="1" svg:x="0in" svg:y="0in" svg:width="6.0311in" draw:z-index="11">
        <draw:text-box fo:min-height="0.4689in">
          <text:p text:style-name="Text_20_body"/>
        </draw:text-box>
      </draw:frame>
      <draw:frame draw:style-name="fr1" draw:name="Frame11" text:anchor-type="page" text:anchor-page-number="1" svg:x="0in" svg:y="0in" svg:width="6.0311in" draw:z-index="10">
        <draw:text-box fo:min-height="0.4689in">
          <text:p text:style-name="Text_20_body"/>
        </draw:text-box>
      </draw:frame>
      <draw:frame draw:style-name="fr1" draw:name="Frame10" text:anchor-type="page" text:anchor-page-number="1" svg:x="0in" svg:y="0in" svg:width="6.0311in" draw:z-index="9">
        <draw:text-box fo:min-height="0.4689in">
          <text:p text:style-name="Text_20_body"/>
        </draw:text-box>
      </draw:frame>
      <draw:frame draw:style-name="fr1" draw:name="Frame9" text:anchor-type="page" text:anchor-page-number="1" svg:x="0in" svg:y="0in" svg:width="6.0311in" draw:z-index="8">
        <draw:text-box fo:min-height="0.4689in">
          <text:p text:style-name="Text_20_body"/>
        </draw:text-box>
      </draw:frame>
      <draw:frame draw:style-name="fr1" draw:name="Frame8" text:anchor-type="page" text:anchor-page-number="1" svg:x="0in" svg:y="0in" svg:width="6.0311in" draw:z-index="7">
        <draw:text-box fo:min-height="0.4689in">
          <text:p text:style-name="Text_20_body"/>
        </draw:text-box>
      </draw:frame>
      <draw:frame draw:style-name="fr1" draw:name="Frame7" text:anchor-type="page" text:anchor-page-number="1" svg:x="0in" svg:y="0in" svg:width="6.0311in" draw:z-index="6">
        <draw:text-box fo:min-height="0.4689in">
          <text:p text:style-name="Text_20_body"/>
        </draw:text-box>
      </draw:frame>
      <draw:frame draw:style-name="fr1" draw:name="Frame6" text:anchor-type="page" text:anchor-page-number="1" svg:x="0in" svg:y="0in" svg:width="6.0311in" draw:z-index="5">
        <draw:text-box fo:min-height="0.4689in">
          <text:p text:style-name="Text_20_body"/>
        </draw:text-box>
      </draw:frame>
      <draw:frame draw:style-name="fr1" draw:name="Frame5" text:anchor-type="page" text:anchor-page-number="1" svg:x="0in" svg:y="0in" svg:width="6.0311in" draw:z-index="4">
        <draw:text-box fo:min-height="0.4689in">
          <text:p text:style-name="Text_20_body"/>
        </draw:text-box>
      </draw:frame>
      <draw:frame draw:style-name="fr1" draw:name="Frame4" text:anchor-type="page" text:anchor-page-number="1" svg:x="0in" svg:y="0in" svg:width="6.0311in" draw:z-index="3">
        <draw:text-box fo:min-height="0.4689in">
          <text:p text:style-name="Text_20_body"/>
        </draw:text-box>
      </draw:frame>
      <draw:frame draw:style-name="fr1" draw:name="Frame3" text:anchor-type="page" text:anchor-page-number="1" svg:x="0in" svg:y="0in" svg:width="6.0311in" draw:z-index="2">
        <draw:text-box fo:min-height="0.4689in">
          <text:p text:style-name="Text_20_body"/>
        </draw:text-box>
      </draw:frame>
      <draw:frame draw:style-name="fr1" draw:name="Frame2" text:anchor-type="page" text:anchor-page-number="1" svg:x="0in" svg:y="0in" svg:width="6.0311in" draw:z-index="1">
        <draw:text-box fo:min-height="0.4689in">
          <text:p text:style-name="Text_20_body"/>
        </draw:text-box>
      </draw:frame>
      <draw:frame draw:style-name="fr1" draw:name="Frame1" text:anchor-type="page" text:anchor-page-number="1" svg:x="0in" svg:y="0in" svg:width="6.0311in" draw:z-index="0">
        <draw:text-box fo:min-height="0.4689in">
          <text:p text:style-name="Text_20_body"/>
        </draw:text-box>
      </draw:frame>
      <text:p text:style-name="P26">Fragen Naturquiz</text:p>
      <text:h text:style-name="P16" text:outline-level="3"><text:span text:style-name="T5">1. </text:span>Welcher dieser Affen zählt nicht zu den Menschenaffen? </text:h>
      <text:section text:style-name="Sect1" text:name="questionDescription4">
        <text:p text:style-name="P5">(radio-buttons)</text:p>
      </text:section>
      <text:p text:style-name="P7">Gorilla</text:p>
      <text:p text:style-name="P7">Gibbon</text:p>
      <text:p text:style-name="P7">Orang-Utan</text:p>
      <text:p text:style-name="P7">Schimpanse</text:p>
      <text:p text:style-name="P20">antwort: gibbon</text:p>
      <text:h text:style-name="P16" text:outline-level="3"><text:span text:style-name="T5">2. </text:span>Welches der folgenden Tiere kann am schnellsten rennen? </text:h>
      <text:section text:style-name="Sect1" text:name="questionDescription6">
        <text:p text:style-name="P4">(click auf Bilder)</text:p>
      </text:section>
      <text:p text:style-name="P7">Gepard</text:p>
      <text:p text:style-name="P7">Gazelle</text:p>
      <text:p text:style-name="P7">Feldhase</text:p>
      <text:p text:style-name="P7">Strauß</text:p>
      <text:h text:style-name="P32" text:outline-level="3">antwort: gepard</text:h>
      <text:h text:style-name="P13" text:outline-level="3"><text:span text:style-name="T4">3. </text:span>Wie nennt man ein männliches Schaf?</text:h>
      <text:section text:style-name="Sect1" text:name="questionDescription3">
        <text:p text:style-name="P5">(radio-buttons)</text:p>
      </text:section>
      <text:p text:style-name="P7">Lamm</text:p>
      <text:p text:style-name="P7">Hammel</text:p>
      <text:p text:style-name="P7">Widder</text:p>
      <text:p text:style-name="P7">Mufflon</text:p>
      <text:p text:style-name="P20">antwort: widder</text:p>
      <text:h text:style-name="P18" text:outline-level="3"/>
      <text:h text:style-name="P12" text:outline-level="3"><text:span text:style-name="T5">4. </text:span>Aus welcher Pflanze wird Vanille gewonnen?</text:h>
      <text:section text:style-name="Sect1" text:name="questionDescription7">
        <text:p text:style-name="P11">(radio-buttons)</text:p>
      </text:section>
      <text:p text:style-name="P7">Rübe</text:p>
      <text:p text:style-name="P8">Nussbaum</text:p>
      <text:p text:style-name="P9"/>
      <text:p text:style-name="P7">Wasserpflanze</text:p>
      <text:p text:style-name="P7">Orchidee</text:p>
      <text:p text:style-name="P10">antwort: Orchidee</text:p>
      <text:h text:style-name="P12" text:outline-level="3"><text:span text:style-name="T5">5. </text:span>Was speichern Kamele in ihren Höckern?</text:h>
      <text:section text:style-name="Sect1" text:name="questionDescription8">
        <text:p text:style-name="P5">(radio-buttons)</text:p>
      </text:section>
      <text:p text:style-name="P7">Fett</text:p>
      <text:p text:style-name="P7">Wasser</text:p>
      <text:p text:style-name="P7">Milch</text:p>
      <text:p text:style-name="P7">Blut</text:p>
      <text:p text:style-name="P21">antwort: fett</text:p>
      <text:h text:style-name="P16" text:outline-level="3"><text:soft-page-break/><text:span text:style-name="T5">6. </text:span>Welches dieser Tiere ist so intelligent, dass es sich in einem Spiegel wiedererkennen kann? </text:h>
      <text:section text:style-name="Sect1" text:name="questionDescription9">
        <text:p text:style-name="P4">(click auf Bilder)</text:p>
      </text:section>
      <text:p text:style-name="P7">Hund</text:p>
      <text:p text:style-name="P7">Elefant</text:p>
      <text:p text:style-name="P7">Affe</text:p>
      <text:p text:style-name="P7">Schwein</text:p>
      <text:p text:style-name="P22">antwort: elefant</text:p>
      <text:h text:style-name="P12" text:outline-level="3"><text:span text:style-name="T5">7. </text:span>Welches dieser Nahrungsmittel ist im botanischen Sinn eine Nuss?</text:h>
      <text:section text:style-name="Sect1" text:name="questionDescription13">
        <text:p text:style-name="P3"/>
      </text:section>
      <text:p text:style-name="P7">Kokosnuss</text:p>
      <text:p text:style-name="P7">Erdnuss</text:p>
      <text:p text:style-name="P7">Haselnuss</text:p>
      <text:p text:style-name="P7">Walnuss</text:p>
      <text:p text:style-name="P23">antwort: haselnuss</text:p>
      <text:p text:style-name="P23"/>
      <text:h text:style-name="P19" text:outline-level="3"><text:span text:style-name="T6">8. </text:span><text:span text:style-name="T7">Welches Tier kann sein Geschlecht wechseln?</text:span></text:h>
      <text:p text:style-name="P29"/>
      <text:p text:style-name="P7">Hai</text:p>
      <text:p text:style-name="P7">Oktopus</text:p>
      <text:p text:style-name="P7">Clownfisch</text:p>
      <text:p text:style-name="P7">Muräne</text:p>
      <text:p text:style-name="P24">antwort: clownfisch</text:p>
      <text:p text:style-name="P24"/>
      <text:h text:style-name="P17" text:outline-level="3"><text:span text:style-name="T5">9. </text:span>Die älteste Baumart und vermutlich das älteste lebende Fossil in der Pflanzenwelt ist ... </text:h>
      <text:section text:style-name="Sect1" text:name="questionDescription15">
        <text:p text:style-name="P3"/>
      </text:section>
      <text:p text:style-name="P7">der Mammutbaum</text:p>
      <text:p text:style-name="P7">der Ginkgobaum</text:p>
      <text:p text:style-name="P7">die Saharazypresse</text:p>
      <text:p text:style-name="P7">die Altdeutsche Fichte</text:p>
      <text:p text:style-name="P20">antowrt: ginkgobaum</text:p>
      <text:p text:style-name="P20"/>
      <text:p text:style-name="P25">alternativ: 9. Welcher dieser Bäume ist ein Ahornbaum?</text:p>
      <text:h text:style-name="P15" text:outline-level="3">Bild von </text:h>
      <text:p text:style-name="P27">-birke</text:p>
      <text:p text:style-name="P27">-ahorn</text:p>
      <text:p text:style-name="P27">-buche</text:p>
      <text:h text:style-name="P14" text:outline-level="3"><text:soft-page-break/></text:h>
      <text:h text:style-name="P14" text:outline-level="3"><text:span text:style-name="T5">10. </text:span>Wer oder was ist eine Mimose?</text:h>
      <text:p text:style-name="P28"/>
      <text:section text:style-name="Sect1" text:name="questionDescription5">
        <text:p text:style-name="P30">Eine Hautkrankheit</text:p>
      </text:section>
      <text:p text:style-name="P7">eine tropische Pflanze</text:p>
      <text:p text:style-name="P7">ein biochemischer Vorgang</text:p>
      <text:p text:style-name="P7">ein Südseefisch</text:p>
      <text:p text:style-name="P20">antwort: tropische pflanze</text:p>
      <text:h text:style-name="P1" text:outline-level="1"><text:span text:style-name="T1">Dein Ergebnis: </text:span><text:span text:style-name="T3">8</text:span><text:span text:style-name="T1"> / 1</text:span><text:span text:style-name="T2">0</text:span></text:h>
      <text:h text:style-name="P2" text:outline-level="2">Das war gut und geht noch besser.</text:h>
      <text:section text:style-name="Sect1" text:name="resultDescription17">
        <text:p text:style-name="P31">Bei diesem Quiz liegen Sie mit Ihren Antworten im Mittelfeld. Versuchen Sie es gleich nochmal!</text:p>
      </text:section>
      <text:p text:style-name="P6">Wiederholen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43:40.944069736</meta:creation-date>
    <dc:date>2022-03-28T15:49:02.960380736</dc:date>
    <meta:editing-duration>PT7H11M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218" meta:character-count="1463" meta:non-whitespace-character-count="1316"/>
  </office:meta>
</office:document-meta>
</file>